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3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right="0.1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EXO 35 Accentuer le contraste</text:span></text:p>
      <text:p text:style-name="P1"><text:span text:style-name="T3"/></text:p>
      <text:p text:style-name="P1"><text:span text:style-name="T3"/></text:p>
      <text:p text:style-name="P1"><text:span text:style-name="T4">FONCTION<text:s/></text:span><text:span text:style-name="T5">fContraste(REEL : a, b) : ENTIER</text:span></text:p>
      <text:p text:style-name="P1"><text:span text:style-name="T6"/></text:p>
      <text:p text:style-name="P2"><text:span text:style-name="T7"><text:s/>VARIABLES<text:line-break/><text:tab/>ENTIER<text:s/></text:span><text:span text:style-name="T8">div;</text:span></text:p>
      <text:p text:style-name="P2"><text:span text:style-name="T8"><text:line-break/><text:tab/></text:span><text:span text:style-name="T9">DEBUT</text:span><text:span text:style-name="T10"><text:tab/><text:tab/></text:span></text:p>
      <text:p text:style-name="P3"><text:span text:style-name="T10"><text:tab/><text:s text:c="15"/></text:span></text:p>
      <text:p text:style-name="P4"><text:span text:style-name="T10"><text:tab/></text:span><text:span text:style-name="T11">FIN </text:span></text:p>
      <text:p text:style-name="P4"><text:span text:style-name="T12"><text:line-break/><text:line-break/>FONCTION<text:s/></text:span><text:span text:style-name="T13">CONTRASTE (REEL mat)</text:span><text:span text:style-name="T14"/></text:p>
      <text:p text:style-name="P4"><text:span text:style-name="T15">VARIABLES<text:line-break/><text:tab/>REEL<text:s/></text:span><text:span text:style-name="T16">n,m, px<text:line-break/><text:tab/>TABLEAU DE ENTIER tab[n][m]</text:span></text:p>
      <text:p text:style-name="P4"><text:span text:style-name="T17">DEBUT<text:line-break/><text:tab/><text:line-break/><text:tab/>POUR i allant de 0 à n.length<text:s text:c="2"/>et j allant de 0 à m.length FAIRE</text:span></text:p>
      <text:p text:style-name="P4"><text:span text:style-name="T17"><text:tab/><text:tab/>SI <text:line-break/><text:tab/><text:tab/><text:s text:c="3"/></text:span><text:span text:style-name="T18">tab[i][j] &gt;75<text:s/></text:span><text:span text:style-name="T19">ALORS<text:line-break/><text:tab/><text:tab/><text:s text:c="4"/></text:span><text:span text:style-name="T20">tab[i][j] ==100;</text:span><text:span text:style-name="T21"><text:line-break/><text:tab/><text:tab/>SINON SI <text:line-break/><text:tab/><text:tab/><text:s text:c="4"/></text:span><text:span text:style-name="T22"><text:s/></text:span><text:span text:style-name="T23">tab[i][j] &gt; 50<text:s/></text:span><text:span text:style-name="T24"><text:line-break/><text:tab/><text:tab/><text:s text:c="4"/></text:span><text:span text:style-name="T25">tab[i][j] == 75;</text:span><text:span text:style-name="T26"><text:line-break/><text:tab/><text:tab/>SINON</text:span><text:span text:style-name="T27"><text:line-break/><text:tab/><text:tab/><text:s text:c="4"/>tab[i][j]==</text:span><text:span text:style-name="T28">tab[i][j]/2</text:span><text:span text:style-name="T29"><text:line-break/></text:span><text:span text:style-name="T30"><text:tab/><text:tab/>FIN<text:line-break/>reoturne MAT</text:span></text:p>
      <text:p text:style-name="P5"><text:span text:style-name="T31"><text:line-break/></text:span><text:span text:style-name="T32">FONCTION<text:s/></text:span><text:span text:style-name="T33">GetTab(REEL mat)</text:span><text:span text:style-name="T34"/></text:p>
      <text:p text:style-name="P5"><text:span text:style-name="T35">VARIABLES</text:span><text:span text:style-name="T36"><text:line-break/><text:tab/>TABLEAU DE ENTIER tab[n][m]</text:span></text:p>
      <text:p text:style-name="P5"><text:span text:style-name="T37">DEBUT<text:line-break/><text:tab/>POUR i allant de 0 à n.length<text:s text:c="2"/>et j allant de 0 à m.length FAIRE<text:line-break/><text:tab/><text:tab/>Lire<text:s/></text:span><text:span text:style-name="T38">tab[i][j]<text:line-break/><text:tab/>FIN_POUR</text:span></text:p>
      <text:p text:style-name="P5"><text:span text:style-name="T39">FIN</text:span></text:p>
      <text:p text:style-name="P6"><text:span text:style-name="T4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